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paragraph-properties fo:text-align="center" style:justify-single-word="false"/>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ie Geschichte vom Bären</text:h>
      <text:p text:style-name="Standard"/>
      <text:p text:style-name="Standard">Einst suchte der Bruder des Königs der Hochelfen, Baradé, nach einer neuen Heimat für sein</text:p>
      <text:p text:style-name="Standard">geflohenes Gefolge und sich selbst.</text:p>
      <text:p text:style-name="Standard">Nachdem sie einige Wochen lang gen Osten gereist waren, trafen sie schließlich auf den Rand</text:p>
      <text:p text:style-name="Standard">eines großen Waldes. Es war der Karornwald, der größte bekannte Wald im ganzen Lande.</text:p>
      <text:p text:style-name="Standard">Baradé lies am Abend ein Lager am Waldrand aufschlagen und als es dunkel wurde, begab er sich</text:p>
      <text:p text:style-name="Standard">allein in den Wald hinein.</text:p>
      <text:p text:style-name="Standard">Je tiefer er in den Wald hinein wanderte desto ungewöhnlicher erschienen ihm die ihn umgebenden</text:p>
      <text:p text:style-name="Standard">Bäume und Pflanzen. Schließlich kam er an einen Fluss, an dem es keinen Übergang gab.</text:p>
      <text:p text:style-name="Standard">Und als Baradé vor dem Fluss stand und sich Gedanken darüber machte, ob er wieder umkehren sollte,</text:p>
      <text:p text:style-name="Standard">da erschien ein großer Bär mit schwarzem Fell auf der anderen Seite des Flusses. Zunächst beobachtete er Baradé neugierig, dann begab er sich in den Fluss. Er schwamm Baradé entgegen und betrat</text:p>
      <text:p text:style-name="Standard">das andere Flussufer. Erst wollte Baradé sein Schwert ziehen, doch lies er es in der Scheide stecken</text:p>
      <text:p text:style-name="Standard">als er merkte, dass der Bär ihn nicht fressen wollte.</text:p>
      <text:p text:style-name="Standard">So sprach Baradé zum Bären in einer diesem verständlichen Sprachen, die er aus Freude an der Natur</text:p>
      <text:p text:style-name="Standard">vor langer Zeit gelernt hatte und sagte: „Dieser Wald hier erscheint mir fast schon unheimlich und dennoch wunderschön. Ich bin Baradé, der Verräter des Königs der Hochelfen, Dararos, und dessen Bruder. Mein Gefolge und ich suchen nach einer neuen Heimat. Weißt du wohin wir gehen könnten?“</text:p>
      <text:p text:style-name="Standard">Da antwortete der Bär gelangweilt: „Warum willst du gehen, wenn du genauso gut bleiben könntest?“. Der Bär beugte sich nach unten und rief: „Setz dich auf meinen Rücken und ich bringe dich über den Fluss!“.</text:p>
      <text:p text:style-name="Standard">So setzte sich Baradé auf den Rücken des Bären und dieser schwamm mit ihm über den Fluss.</text:p>
      <text:p text:style-name="Standard">Als Baradé die andere Seite des Ufers erblickte sagte er zum Bären: „Er ist wohl eher wunderschön</text:p>
      <text:p text:style-name="Standard">als unheimlich.“ und so kam es, dass Baradé und sein Gefolge in den Karornwald einzogen und sich</text:p>
      <text:p text:style-name="Standard">von da an Dunkelelfen nannten.</text:p>
      <text:p text:style-name="Standard">Der Bär aber, der sich selbst Frun nannte, wurde Baradés treuer Gefährte und als er alt wurde und schließlich starb, folgten seine beiden Söhne, Nubren und Ekrar, Baradé, so treu wie es einst ihr Vater getan hat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3-20T22:51:30</meta:creation-date>
    <dc:date>2009-11-20T17:22:40</dc:date>
    <meta:editing-cycles>18</meta:editing-cycles>
    <meta:editing-duration>PT00H23M51S</meta:editing-duration>
    <dc:creator>Tamino Dauth</dc:creator>
    <meta:document-statistic meta:table-count="0" meta:image-count="0" meta:object-count="0" meta:page-count="1" meta:paragraph-count="21" meta:word-count="376" meta:character-count="2188"/>
    <meta:user-defined meta:name="Info 1"/>
    <meta:user-defined meta:name="Info 2"/>
    <meta:user-defined meta:name="Info 3"/>
    <meta:user-defined meta:name="Info 4"/>
  </office:meta>
</office:document-meta>
</file>